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office:value-type="float" office:value="20151230" calcext:value-type="float">
            <text:p>20151230</text:p>
          </table:table-cell>
          <table:table-cell table:style-name="ce1" office:value-type="string" calcext:value-type="string" table:number-columns-spanned="1" table:number-rows-spanned="2">
            <text:p>Dezembro</text:p>
          </table:table-cell>
          <table:table-cell table:number-columns-repeated="3"/>
        </table:table-row>
        <table:table-row table:style-name="ro1">
          <table:table-cell office:value-type="float" office:value="20151231" calcext:value-type="float">
            <text:p>20151231</text:p>
          </table:table-cell>
          <table:covered-table-cell/>
          <table:table-cell/>
          <table:table-cell office:value-type="string" calcext:value-type="string">
            <text:p>Dezemb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0101" calcext:value-type="float">
            <text:p>20160101</text:p>
          </table:table-cell>
          <table:table-cell table:style-name="ce1" office:value-type="string" calcext:value-type="string" table:number-columns-spanned="1" table:number-rows-spanned="28">
            <text:p>Janeiro</text:p>
          </table:table-cell>
          <table:table-cell/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0102" calcext:value-type="float">
            <text:p>20160102</text:p>
          </table:table-cell>
          <table:covered-table-cell/>
          <table:table-cell/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60103" calcext:value-type="float">
            <text:p>20160103</text:p>
          </table:table-cell>
          <table:covered-table-cell/>
          <table:table-cell/>
          <table:table-cell office:value-type="string" calcext:value-type="string">
            <text:p>Març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0104" calcext:value-type="float">
            <text:p>20160104</text:p>
          </table:table-cell>
          <table:covered-table-cell/>
          <table:table-cell/>
          <table:table-cell office:value-type="string" calcext:value-type="string">
            <text:p>Abr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0105" calcext:value-type="float">
            <text:p>20160105</text:p>
          </table:table-cell>
          <table:covered-table-cell/>
          <table:table-cell/>
          <table:table-cell office:value-type="string" calcext:value-type="string">
            <text:p>Mai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60106" calcext:value-type="float">
            <text:p>2016010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07" calcext:value-type="float">
            <text:p>20160107</text:p>
          </table:table-cell>
          <table:covered-table-cell/>
          <table:table-cell/>
          <table:table-cell office:value-type="string" calcext:value-type="string">
            <text:p>Total</text:p>
          </table:table-cell>
          <table:table-cell table:formula="of:=SUM([.E3:.E8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60108" calcext:value-type="float">
            <text:p>20160108</text:p>
          </table:table-cell>
          <table:covered-table-cell/>
          <table:table-cell/>
          <table:table-cell office:value-type="string" calcext:value-type="string">
            <text:p>Total trace</text:p>
          </table:table-cell>
          <table:table-cell table:formula="of:=COUNT([.A2:.A125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160109" calcext:value-type="float">
            <text:p>20160109</text:p>
          </table:table-cell>
          <table:covered-table-cell/>
          <table:table-cell/>
          <table:table-cell office:value-type="string" calcext:value-type="string">
            <text:p>Total falta</text:p>
          </table:table-cell>
          <table:table-cell table:formula="of:=[.E10]-[.E1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0110" calcext:value-type="float">
            <text:p>2016011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1" calcext:value-type="float">
            <text:p>2016011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2" calcext:value-type="float">
            <text:p>2016011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3" calcext:value-type="float">
            <text:p>2016011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4" calcext:value-type="float">
            <text:p>2016011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5" calcext:value-type="float">
            <text:p>2016011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6" calcext:value-type="float">
            <text:p>2016011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7" calcext:value-type="float">
            <text:p>2016011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8" calcext:value-type="float">
            <text:p>2016011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19" calcext:value-type="float">
            <text:p>2016011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0" calcext:value-type="float">
            <text:p>2016012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1" calcext:value-type="float">
            <text:p>2016012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2" calcext:value-type="float">
            <text:p>2016012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3" calcext:value-type="float">
            <text:p>2016012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4" calcext:value-type="float">
            <text:p>2016012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5" calcext:value-type="float">
            <text:p>2016012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6" calcext:value-type="float">
            <text:p>2016012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7" calcext:value-type="float">
            <text:p>2016012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128" calcext:value-type="float">
            <text:p>2016012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13" calcext:value-type="float">
            <text:p>20160213</text:p>
          </table:table-cell>
          <table:table-cell table:style-name="ce1" office:value-type="string" calcext:value-type="string" table:number-columns-spanned="1" table:number-rows-spanned="17">
            <text:p>Fevereiro</text:p>
          </table:table-cell>
          <table:table-cell table:number-columns-repeated="3"/>
        </table:table-row>
        <table:table-row table:style-name="ro1">
          <table:table-cell office:value-type="float" office:value="20160214" calcext:value-type="float">
            <text:p>2016021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15" calcext:value-type="float">
            <text:p>2016021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16" calcext:value-type="float">
            <text:p>2016021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17" calcext:value-type="float">
            <text:p>2016021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18" calcext:value-type="float">
            <text:p>2016021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19" calcext:value-type="float">
            <text:p>2016021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0" calcext:value-type="float">
            <text:p>2016022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1" calcext:value-type="float">
            <text:p>2016022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2" calcext:value-type="float">
            <text:p>2016022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3" calcext:value-type="float">
            <text:p>2016022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4" calcext:value-type="float">
            <text:p>2016022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5" calcext:value-type="float">
            <text:p>2016022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6" calcext:value-type="float">
            <text:p>2016022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7" calcext:value-type="float">
            <text:p>2016022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8" calcext:value-type="float">
            <text:p>2016022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229" calcext:value-type="float">
            <text:p>2016022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1" calcext:value-type="float">
            <text:p>20160301</text:p>
          </table:table-cell>
          <table:table-cell table:style-name="ce1" office:value-type="string" calcext:value-type="string" table:number-columns-spanned="1" table:number-rows-spanned="14">
            <text:p>Março</text:p>
          </table:table-cell>
          <table:table-cell table:number-columns-repeated="3"/>
        </table:table-row>
        <table:table-row table:style-name="ro1">
          <table:table-cell office:value-type="float" office:value="20160302" calcext:value-type="float">
            <text:p>2016030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3" calcext:value-type="float">
            <text:p>2016030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4" calcext:value-type="float">
            <text:p>2016030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5" calcext:value-type="float">
            <text:p>2016030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6" calcext:value-type="float">
            <text:p>2016030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7" calcext:value-type="float">
            <text:p>2016030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8" calcext:value-type="float">
            <text:p>2016030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09" calcext:value-type="float">
            <text:p>2016030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10" calcext:value-type="float">
            <text:p>2016031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11" calcext:value-type="float">
            <text:p>2016031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12" calcext:value-type="float">
            <text:p>2016031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13" calcext:value-type="float">
            <text:p>2016031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14" calcext:value-type="float">
            <text:p>2016031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2" calcext:value-type="float">
            <text:p>20160322</text:p>
          </table:table-cell>
          <table:table-cell table:style-name="ce1" office:value-type="string" calcext:value-type="string" table:number-columns-spanned="1" table:number-rows-spanned="10">
            <text:p>Março</text:p>
          </table:table-cell>
          <table:table-cell table:number-columns-repeated="3"/>
        </table:table-row>
        <table:table-row table:style-name="ro1">
          <table:table-cell office:value-type="float" office:value="20160323" calcext:value-type="float">
            <text:p>2016032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4" calcext:value-type="float">
            <text:p>2016032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5" calcext:value-type="float">
            <text:p>2016032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6" calcext:value-type="float">
            <text:p>2016032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7" calcext:value-type="float">
            <text:p>2016032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8" calcext:value-type="float">
            <text:p>2016032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29" calcext:value-type="float">
            <text:p>2016032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30" calcext:value-type="float">
            <text:p>2016033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331" calcext:value-type="float">
            <text:p>2016033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1" calcext:value-type="float">
            <text:p>20160401</text:p>
          </table:table-cell>
          <table:table-cell table:style-name="ce1" office:value-type="string" calcext:value-type="string" table:number-columns-spanned="1" table:number-rows-spanned="21">
            <text:p>Abril</text:p>
          </table:table-cell>
          <table:table-cell table:number-columns-repeated="3"/>
        </table:table-row>
        <table:table-row table:style-name="ro1">
          <table:table-cell office:value-type="float" office:value="20160402" calcext:value-type="float">
            <text:p>2016040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3" calcext:value-type="float">
            <text:p>2016040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4" calcext:value-type="float">
            <text:p>2016040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5" calcext:value-type="float">
            <text:p>2016040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6" calcext:value-type="float">
            <text:p>2016040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7" calcext:value-type="float">
            <text:p>2016040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8" calcext:value-type="float">
            <text:p>2016040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09" calcext:value-type="float">
            <text:p>2016040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0" calcext:value-type="float">
            <text:p>2016041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1" calcext:value-type="float">
            <text:p>2016041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2" calcext:value-type="float">
            <text:p>2016041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3" calcext:value-type="float">
            <text:p>2016041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4" calcext:value-type="float">
            <text:p>2016041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5" calcext:value-type="float">
            <text:p>2016041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6" calcext:value-type="float">
            <text:p>2016041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7" calcext:value-type="float">
            <text:p>2016041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8" calcext:value-type="float">
            <text:p>2016041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19" calcext:value-type="float">
            <text:p>2016041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0" calcext:value-type="float">
            <text:p>2016042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1" calcext:value-type="float">
            <text:p>2016042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3" calcext:value-type="float">
            <text:p>20160423</text:p>
          </table:table-cell>
          <table:table-cell table:style-name="ce1" office:value-type="string" calcext:value-type="string" table:number-columns-spanned="1" table:number-rows-spanned="8">
            <text:p>Abril</text:p>
          </table:table-cell>
          <table:table-cell table:number-columns-repeated="3"/>
        </table:table-row>
        <table:table-row table:style-name="ro1">
          <table:table-cell office:value-type="float" office:value="20160424" calcext:value-type="float">
            <text:p>2016042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5" calcext:value-type="float">
            <text:p>2016042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6" calcext:value-type="float">
            <text:p>2016042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7" calcext:value-type="float">
            <text:p>2016042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8" calcext:value-type="float">
            <text:p>2016042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29" calcext:value-type="float">
            <text:p>2016042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430" calcext:value-type="float">
            <text:p>2016043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1" calcext:value-type="float">
            <text:p>20160501</text:p>
          </table:table-cell>
          <table:table-cell table:style-name="ce1" office:value-type="string" calcext:value-type="string" table:number-columns-spanned="1" table:number-rows-spanned="24">
            <text:p>Maio</text:p>
          </table:table-cell>
          <table:table-cell table:number-columns-repeated="3"/>
        </table:table-row>
        <table:table-row table:style-name="ro1">
          <table:table-cell office:value-type="float" office:value="20160502" calcext:value-type="float">
            <text:p>2016050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3" calcext:value-type="float">
            <text:p>2016050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4" calcext:value-type="float">
            <text:p>2016050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5" calcext:value-type="float">
            <text:p>2016050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6" calcext:value-type="float">
            <text:p>2016050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7" calcext:value-type="float">
            <text:p>2016050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8" calcext:value-type="float">
            <text:p>2016050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09" calcext:value-type="float">
            <text:p>2016050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0" calcext:value-type="float">
            <text:p>2016051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1" calcext:value-type="float">
            <text:p>2016051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2" calcext:value-type="float">
            <text:p>2016051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3" calcext:value-type="float">
            <text:p>2016051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4" calcext:value-type="float">
            <text:p>20160514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5" calcext:value-type="float">
            <text:p>20160515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6" calcext:value-type="float">
            <text:p>2016051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7" calcext:value-type="float">
            <text:p>2016051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8" calcext:value-type="float">
            <text:p>20160518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19" calcext:value-type="float">
            <text:p>20160519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20" calcext:value-type="float">
            <text:p>2016052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21" calcext:value-type="float">
            <text:p>2016052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22" calcext:value-type="float">
            <text:p>20160522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23" calcext:value-type="float">
            <text:p>20160523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0160524" calcext:value-type="float">
            <text:p>20160524</text:p>
          </table:table-cell>
          <table:covered-table-cell/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A125" table:display-filter-buttons="true">
          <table:filter>
            <table:filter-and>
              <table:filter-condition table:field-number="0" table:data-type="number" table:value="0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19:36:16.386534635</dc:date>
    <meta:editing-duration>PT11M3S</meta:editing-duration>
    <meta:editing-cycles>2</meta:editing-cycles>
    <meta:generator>LibreOffice/5.1.4.2$Linux_X86_64 LibreOffice_project/10m0$Build-2</meta:generator>
    <meta:document-statistic meta:table-count="1" meta:cell-count="151" meta:object-count="0"/>
  </office:meta>
</office:document-meta>
</file>